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office:value-type="float" office:value="28131" calcext:value-type="float">
            <text:p>281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7" calcext:value-type="float">
            <text:p>37</text:p>
          </table:table-cell>
          <table:table-cell office:value-type="float" office:value="108476" calcext:value-type="float">
            <text:p>10847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5" calcext:value-type="float">
            <text:p>65</text:p>
          </table:table-cell>
          <table:table-cell office:value-type="float" office:value="242990" calcext:value-type="float">
            <text:p>24299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2" calcext:value-type="float">
            <text:p>72</text:p>
          </table:table-cell>
          <table:table-cell office:value-type="float" office:value="431263" calcext:value-type="float">
            <text:p>43126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95" calcext:value-type="float">
            <text:p>95</text:p>
          </table:table-cell>
          <table:table-cell office:value-type="float" office:value="673591" calcext:value-type="float">
            <text:p>67359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12" calcext:value-type="float">
            <text:p>112</text:p>
          </table:table-cell>
          <table:table-cell office:value-type="float" office:value="976304" calcext:value-type="float">
            <text:p>97630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36" calcext:value-type="float">
            <text:p>136</text:p>
          </table:table-cell>
          <table:table-cell office:value-type="float" office:value="1328680" calcext:value-type="float">
            <text:p>132868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9" calcext:value-type="float">
            <text:p>2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17:33:07.3695878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4:37:56.474754975</meta:creation-date>
    <dc:date>2018-05-19T18:11:52.898981418</dc:date>
    <meta:editing-duration>PT24M26S</meta:editing-duration>
    <meta:editing-cycles>2</meta:editing-cycles>
    <meta:generator>LibreOffice/5.4.6.2$Linux_X86_64 LibreOffice_project/40m0$Build-2</meta:generator>
    <meta:document-statistic meta:table-count="1" meta:cell-count="27" meta:object-count="0"/>
  </office:meta>
</office:document-meta>
</file>